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8a6" officeooo:paragraph-rsid="0015b8a6"/>
    </style:style>
    <style:style style:name="P2" style:family="paragraph" style:parent-style-name="Standard">
      <style:text-properties officeooo:rsid="00172fb3" officeooo:paragraph-rsid="00172fb3"/>
    </style:style>
    <style:style style:name="P3" style:family="paragraph" style:parent-style-name="Standard" style:list-style-name="L1">
      <style:text-properties officeooo:rsid="00172fb3" officeooo:paragraph-rsid="00172fb3"/>
    </style:style>
    <style:style style:name="P4" style:family="paragraph" style:parent-style-name="Standard" style:list-style-name="L2">
      <style:text-properties officeooo:rsid="00172fb3" officeooo:paragraph-rsid="00172fb3"/>
    </style:style>
    <style:style style:name="P5" style:family="paragraph" style:parent-style-name="Standard">
      <style:text-properties officeooo:rsid="001933c3" officeooo:paragraph-rsid="001933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211a"/>
    </style:style>
    <style:style style:name="T3" style:family="text">
      <style:text-properties style:text-underline-style="none" officeooo:rsid="00172fb3"/>
    </style:style>
    <style:style style:name="T4" style:family="text">
      <style:text-properties style:text-underline-style="none" officeooo:rsid="001933c3"/>
    </style:style>
    <style:style style:name="T5" style:family="text">
      <style:text-properties officeooo:rsid="00172f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nte esta práctica desarrollamos una página estática mediante el uso de HTML y CSS. Dicha página corresponde a una empresa de venta online de DVDs llamada La Casa del DVD.</text:p>
      <text:p text:style-name="P1"/>
      <text:p text:style-name="P1">Inicialmente creamos el siguiente esquema de navegación para hacernos una idea de lo necesario para realizar este proyecto:</text:p>
      <text:p text:style-name="P1"/>
      <text:p text:style-name="P1">&lt;FOTOOO <text:span text:style-name="T5">DIAGRAMA</text:span>&gt;</text:p>
      <text:p text:style-name="P1"/>
      <text:p text:style-name="P1">Como se puede observar, todo depende principalmente de una página principal, a la que denominaremos index.</text:p>
      <text:p text:style-name="P1">Cualquier página podrá acceder al index mediante un enlace en la barra superior (header de aquí en adelante) además de a otras páginas de interés, los cuales no están incluidos en el diagrama para no sobrecargarlo y facilitar su comprensión.</text:p>
      <text:p text:style-name="P1"/>
      <text:p text:style-name="P1">Posteriormente decidimos el diseño de nuestra página mediante la creación de plantillas de diseño. Destacar que estas plantillas pueden sufrir modificaciones a lo largo del desarrollo del proyecto, ya sea por impedimentos técnicos como con fin de crear una experiencia de usuario más amigable.</text:p>
      <text:p text:style-name="P1"/>
      <text:p text:style-name="P1">Toda página dispondrá de una plantilla genérica<text:span text:style-name="T1"> </text:span><text:span text:style-name="T2">formada por el header, una barra lateral (sidebar) y un </text:span><text:span text:style-name="T3">footer . Todo el contenido se situará en el apartado contenido:</text:span></text:p>
      <text:p text:style-name="P1"><text:span text:style-name="T3"/></text:p>
      <text:p text:style-name="P2"><text:span text:style-name="T1">&lt;FOTOOOO MOCK PLANTILLA GENERAL&gt;</text:span></text:p>
      <text:p text:style-name="P2"><text:span text:style-name="T1"/></text:p>
      <text:p text:style-name="P2"><text:span text:style-name="T1">Index tendrá el contenido separado en 3 espacios:</text:span></text:p>
      <text:list xml:id="list2939618191" text:style-name="L1">
        <text:list-item>
          <text:p text:style-name="P3"><text:span text:style-name="T1">Novedades, donde se mostrarán los últimos títulos añadidos</text:span></text:p>
        </text:list-item>
        <text:list-item>
          <text:p text:style-name="P3"><text:span text:style-name="T1">Categorías destacadas, donde aparecerán las categorías más vendidas o que se quieran fomentar.</text:span></text:p>
        </text:list-item>
        <text:list-item>
          <text:p text:style-name="P3"><text:span text:style-name="T1">Buscar, donde el cliente pueda buscar una película por nombre, categoría, etc.</text:span></text:p>
        </text:list-item>
      </text:list>
      <text:p text:style-name="P2"><text:span text:style-name="T1"/></text:p>
      <text:p text:style-name="P2"><text:span text:style-name="T1">&lt;FOTOOO CONTENIDO INDEX&gt;</text:span></text:p>
      <text:p text:style-name="P2"><text:span text:style-name="T1"/></text:p>
      <text:p text:style-name="P2"><text:span text:style-name="T1">Cuando el c</text:span><text:span text:style-name="T4">li</text:span><text:span text:style-name="T1">ente acceda a un DVD en concreto, se encontrará con una pantalla donde se mostrarán:</text:span></text:p>
      <text:list xml:id="list3051838090" text:style-name="L2">
        <text:list-item>
          <text:p text:style-name="P4"><text:span text:style-name="T1">Foto del DVD</text:span></text:p>
        </text:list-item>
        <text:list-item>
          <text:p text:style-name="P4"><text:span text:style-name="T1">Título</text:span></text:p>
        </text:list-item>
        <text:list-item>
          <text:p text:style-name="P4"><text:span text:style-name="T1">Breve descripción</text:span></text:p>
        </text:list-item>
        <text:list-item>
          <text:p text:style-name="P4"><text:span text:style-name="T1">Precio actual y la posibilidad de añadirlo al carrito</text:span></text:p>
        </text:list-item>
        <text:list-item>
          <text:p text:style-name="P4"><text:span text:style-name="T1">Similares, donde aparecerán películas similares por etiquetas, como la categoría.</text:span></text:p>
        </text:list-item>
        <text:list-item>
          <text:p text:style-name="P4"><text:span text:style-name="T1">Oh! piñones, en la parte inferior, donde se publicarán críticas de expertos.</text:span></text:p>
        </text:list-item>
      </text:list>
      <text:p text:style-name="P2"><text:span text:style-name="T1"/></text:p>
      <text:p text:style-name="P2"><text:span text:style-name="T1">&lt;FOTOOO CONTENIDO PELICULA&gt;</text:span></text:p>
      <text:p text:style-name="P2"><text:span text:style-name="T1"/></text:p>
      <text:p text:style-name="P5"><text:span text:style-name="T1">Si un un cliente acced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8:54:32.085169540</meta:creation-date>
    <dc:date>2018-09-26T10:06:39.666728478</dc:date>
    <meta:editing-duration>PT31M2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2" meta:word-count="297" meta:character-count="1858" meta:non-whitespace-character-count="1591"/>
  </office:meta>
</office:document-meta>
</file>